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7-10" calcext:value-type="date">
            <text:p>10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76 - mens. 07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8-11" calcext:value-type="date">
            <text:p>11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90 - mens. 08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4])" office:value-type="float" office:value="0" calcext:value-type="float">
            <text:p>-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49:13.242159300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49:13.25290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09-17T09:49:58.091597300</dc:date>
    <dc:language>pt-PT</dc:language>
    <meta:editing-cycles>652</meta:editing-cycles>
    <meta:editing-duration>P1DT4H45M34S</meta:editing-duration>
    <meta:print-date>2020-06-16T10:17:24.261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